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Cantarell1" svg:font-family="Cantarell" style:font-family-generic="swiss" style:font-pitch="variable"/>
    <style:font-face style:name="Cantarell2" svg:font-family="Cantarel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wiss" style:font-pitch="variable"/>
    <style:font-face style:name="Noto Sans2" svg:font-family="'Noto Sans'" style:font-pitch="variable"/>
    <style:font-face style:name="Noto Sans3" svg:font-family="'Noto Sans'" style:font-family-generic="system" style:font-pitch="variable"/>
    <style:font-face style:name="TexMaths Roman" svg:font-family="'TexMaths Roman'" style:font-pitch="variable"/>
    <style:font-face style:name="TexMaths Roman1" svg:font-family="'TexMaths Roman'"/>
    <style:font-face style:name="TexMaths Symbols" svg:font-family="'TexMaths Symbols'" style:font-pitch="variable"/>
    <style:font-face style:name="TexMaths Symbols1" svg:font-family="'TexMaths Symbols'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46cm" fo:min-width="1.296cm" fo:wrap-option="wrap" style:writing-mode="lr-tb"/>
      <style:paragraph-properties style:writing-mode="lr-tb"/>
    </style:style>
    <style:style style:name="gr2" style:family="graphic">
      <style:graphic-properties style:writing-mode="lr-tb"/>
    </style:style>
    <style:style style:name="gr3" style:family="graphic" style:parent-style-name="standard">
      <style:graphic-properties svg:stroke-width="0.127cm" draw:marker-start-width="0.381cm" draw:marker-end-width="0.381cm" draw:textarea-horizontal-align="justify" draw:textarea-vertical-align="middle" draw:auto-grow-height="false" fo:min-height="1.56cm" fo:min-width="1.311cm" fo:padding-top="0.188cm" fo:padding-bottom="0.188cm" fo:padding-left="0.313cm" fo:padding-right="0.313cm" fo:wrap-option="wrap"/>
    </style:style>
    <style:style style:name="gr4" style:family="graphic" style:parent-style-name="standard">
      <style:graphic-properties svg:stroke-width="0.127cm" draw:marker-start-width="0.381cm" draw:marker-end-width="0.381cm" draw:textarea-horizontal-align="justify" draw:textarea-vertical-align="middle" draw:auto-grow-height="false" fo:min-height="1.361cm" fo:min-width="1.11cm" fo:padding-top="0.188cm" fo:padding-bottom="0.188cm" fo:padding-left="0.313cm" fo:padding-right="0.313cm" fo:wrap-option="wrap" style:writing-mode="lr-tb"/>
      <style:paragraph-properties style:writing-mode="lr-tb"/>
    </style:style>
    <style:style style:name="gr5" style:family="graphic" style:parent-style-name="objectwithoutfill">
      <style:graphic-properties draw:marker-end="Arrowheads_20_53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28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30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32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Arrowheads_20_36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Arrowheads_20_38" draw:marker-end-width="0.3cm" draw:fill="none" draw:textarea-vertical-align="middle"/>
      <style:paragraph-properties style:writing-mode="lr-tb"/>
    </style:style>
    <style:style style:name="gr11" style:family="graphic" style:parent-style-name="Text_20_A4" style:list-style-name="L1">
      <style:graphic-properties draw:textarea-horizontal-align="left" draw:auto-grow-height="true" draw:auto-grow-width="true" fo:min-height="8.412cm" fo:min-width="15.692cm"/>
      <style:paragraph-properties style:writing-mode="lr-tb"/>
    </style:style>
    <style:style style:name="gr12" style:family="graphic" style:parent-style-name="Text_20_A4">
      <style:graphic-properties draw:textarea-horizontal-align="left" draw:auto-grow-height="true" draw:auto-grow-width="true" fo:min-height="1.843cm" fo:min-width="9.203cm"/>
      <style:paragraph-properties style:writing-mode="lr-tb"/>
    </style:style>
    <style:style style:name="gr13" style:family="graphic" style:parent-style-name="objectwithoutfill">
      <style:graphic-properties draw:marker-end="Arrowheads_20_41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Arrowheads_20_42" draw:marker-end-width="0.3cm" draw:fill="none" draw:textarea-vertical-align="middle"/>
    </style:style>
    <style:style style:name="gr15" style:family="graphic" style:parent-style-name="objectwithoutfill">
      <style:graphic-properties draw:marker-end="Arrowheads_20_45" draw:marker-end-width="0.3cm" draw:fill="none" draw:textarea-vertical-align="middle"/>
      <style:paragraph-properties style:writing-mode="lr-tb"/>
    </style:style>
    <style:style style:name="gr16" style:family="graphic" style:parent-style-name="Title_20_A4">
      <style:graphic-properties draw:textarea-horizontal-align="left" draw:auto-grow-height="true" draw:auto-grow-width="true" fo:min-height="1.309cm" fo:min-width="8.718cm"/>
      <style:paragraph-properties style:writing-mode="lr-tb"/>
    </style:style>
    <style:style style:name="gr17" style:family="graphic" style:parent-style-name="Text_20_A4" style:list-style-name="L1">
      <style:graphic-properties draw:textarea-horizontal-align="left" draw:auto-grow-height="true" draw:auto-grow-width="true" fo:min-height="1.587cm" fo:min-width="9.203cm"/>
      <style:paragraph-properties style:writing-mode="lr-tb"/>
    </style:style>
    <style:style style:name="gr18" style:family="graphic" style:parent-style-name="Text_20_A4">
      <style:graphic-properties draw:textarea-horizontal-align="left" draw:auto-grow-height="true" draw:auto-grow-width="true" fo:min-height="1.624cm" fo:min-width="9.203cm"/>
      <style:paragraph-properties style:writing-mode="lr-tb"/>
    </style:style>
    <style:style style:name="gr19" style:family="graphic" style:parent-style-name="objectwithoutfill">
      <style:graphic-properties draw:marker-end="Arrowheads_20_54" draw:marker-end-width="0.3cm" draw:fill="none" draw:textarea-vertical-align="middle"/>
      <style:paragraph-properties style:writing-mode="lr-tb"/>
    </style:style>
    <style:style style:name="gr20" style:family="graphic" style:parent-style-name="objectwithoutfill">
      <style:graphic-properties draw:marker-end="Arrowheads_20_55" draw:marker-end-width="0.3cm" draw:fill="none" draw:textarea-vertical-align="middle"/>
      <style:paragraph-properties style:writing-mode="lr-tb"/>
    </style:style>
    <style:style style:name="gr21" style:family="graphic" style:parent-style-name="objectwithoutfill">
      <style:graphic-properties draw:marker-end="Arrowheads_20_57" draw:marker-end-width="0.3cm" draw:fill="none" draw:textarea-vertical-align="middle"/>
    </style:style>
    <style:style style:name="gr22" style:family="graphic" style:parent-style-name="objectwithoutfill">
      <style:graphic-properties draw:marker-end="Arrowheads_20_58" draw:marker-end-width="0.3cm" draw:fill="none" draw:textarea-vertical-align="middle"/>
    </style:style>
    <style:style style:name="gr23" style:family="graphic" style:parent-style-name="objectwithoutfill">
      <style:graphic-properties draw:marker-end="Arrowheads_20_59" draw:marker-end-width="0.3cm" draw:fill="none" draw:textarea-vertical-align="middle"/>
      <style:paragraph-properties style:writing-mode="lr-tb"/>
    </style:style>
    <style:style style:name="gr24" style:family="graphic" style:parent-style-name="objectwithoutfill">
      <style:graphic-properties draw:marker-end="Arrowheads_20_60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/>
      <style:text-properties style:font-name="TexMaths Symbols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>
      <style:paragraph-properties fo:text-align="center" style:writing-mode="lr-tb"/>
      <style:text-properties style:font-name="TexMaths Symbols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TexMaths Symbols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text-properties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font-name="TexMaths Symbols1" fo:font-size="16pt" fo:font-style="normal" style:text-underline-style="none" fo:font-weight="normal" style:font-name-asian="TexMaths Symbols1" style:font-size-asian="16pt" style:font-style-asian="normal" style:font-weight-asian="normal" style:font-name-complex="TexMaths Symbols1" style:font-size-complex="16pt" style:font-style-complex="normal" style:font-weight-complex="normal"/>
    </style:style>
    <style:style style:name="T2" style:family="text">
      <style:text-properties style:text-position="-8% 58%" style:font-name="TexMaths Symbols1" fo:font-size="16pt" fo:font-style="normal" style:text-underline-style="none" fo:font-weight="normal" style:font-name-asian="TexMaths Symbols1" style:font-size-asian="16pt" style:font-style-asian="normal" style:font-weight-asian="normal" style:font-name-complex="TexMaths Symbols1" style:font-size-complex="16pt" style:font-style-complex="normal" style:font-weight-complex="normal"/>
    </style:style>
    <style:style style:name="T3" style:family="text">
      <style:text-properties style:font-name="TexMaths Symbols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style:text-position="0% 100%" style:font-name="Liberation Sans3" fo:font-style="normal" style:text-underline-style="none" fo:font-weight="normal" style:font-name-asian="Liberation Sans3" style:font-size-asian="18pt" style:font-style-asian="normal" style:font-weight-asian="normal" style:font-name-complex="Liberation Sans3" style:font-size-complex="18pt" style:font-style-complex="normal" style:font-weight-complex="normal"/>
    </style:style>
    <style:style style:name="T5" style:family="text">
      <style:text-properties style:font-name="TexMaths Symbols1" fo:font-size="14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6" style:family="text">
      <style:text-properties style:font-name="TexMaths Roman1" fo:font-size="14pt" fo:font-style="normal" style:text-underline-style="none" fo:font-weight="normal" style:font-name-asian="TexMaths Roman1" style:font-size-asian="18pt" style:font-style-asian="normal" style:font-weight-asian="normal" style:font-name-complex="TexMaths Roman1" style:font-size-complex="18pt" style:font-style-complex="normal" style:font-weight-complex="normal"/>
    </style:style>
    <style:style style:name="T7" style:family="text">
      <style:text-properties style:text-position="-8% 58%" style:font-name="TexMaths Symbols1" fo:font-size="14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8" style:family="text">
      <style:text-properties style:text-position="0% 100%" style:font-name="TexMaths Symbols1" fo:font-size="14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9" style:family="text">
      <style:text-properties style:text-position="0% 100%" style:font-name="TexMaths Symbols1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10" style:family="text">
      <style:text-properties style:text-position="-8% 58%" style:font-name="TexMaths Symbols1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11" style:family="text">
      <style:text-properties style:text-position="0% 100%" style:font-name="TexMaths Roman1" fo:font-style="normal" style:text-underline-style="none" fo:font-weight="normal" style:font-name-asian="TexMaths Roman1" style:font-size-asian="18pt" style:font-style-asian="normal" style:font-weight-asian="normal" style:font-name-complex="TexMaths Roman1" style:font-size-complex="18pt" style:font-style-complex="normal" style:font-weight-complex="normal"/>
    </style:style>
    <style:style style:name="T12" style:family="text">
      <style:text-properties style:font-name="TexMaths Symbols1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13" style:family="text">
      <style:text-properties style:font-name="TexMaths Roman1" fo:font-style="normal" style:text-underline-style="none" fo:font-weight="normal" style:font-name-asian="TexMaths Roman1" style:font-size-asian="18pt" style:font-style-asian="normal" style:font-weight-asian="normal" style:font-name-complex="TexMaths Roman1" style:font-size-complex="18pt" style:font-style-complex="normal" style:font-weight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1" fo:font-size="14pt" fo:font-style="normal" fo:text-shadow="none" style:text-underline-style="none" fo:font-weight="normal" style:letter-kerning="true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exMaths Symbols1" fo:font-size="14pt" fo:font-style="normal" fo:text-shadow="none" style:text-underline-style="none" fo:font-weight="normal" style:letter-kerning="true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3" fo:font-size="14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3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Noto Sans3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fo:font-size="14pt" fo:text-shadow="none" style:letter-kerning="true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4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position="0% 100%" style:font-name="Liberation Sans1" fo:font-style="normal" style:text-underline-style="none" fo:font-weight="normal" style:font-name-asian="Liberation Sans3" style:font-size-asian="18pt" style:font-style-asian="normal" style:font-weight-asian="normal" style:font-name-complex="Liberation Sans3" style:font-size-complex="18pt" style:font-style-complex="normal" style:font-weight-complex="normal"/>
    </style:style>
    <style:style style:name="T22" style:family="text">
      <style:text-properties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style:font-name="Liberation Sans1" fo:font-style="normal" style:text-underline-style="none" fo:font-weight="normal" style:font-name-asian="Liberation Sans3" style:font-size-asian="18pt" style:font-style-asian="normal" style:font-weight-asian="normal" style:font-name-complex="Liberation Sans3" style:font-size-complex="18pt" style:font-style-complex="normal" style:font-weight-complex="normal"/>
    </style:style>
    <style:style style:name="T24" style:family="text">
      <style:text-properties style:font-name="Liberation Sans3" fo:font-style="normal" style:text-underline-style="none" fo:font-weight="normal" style:font-name-asian="Liberation Sans3" style:font-size-asian="18pt" style:font-style-asian="normal" style:font-weight-asian="normal" style:font-name-complex="Liberation Sans3" style:font-size-complex="18pt" style:font-style-complex="normal" style:font-weight-complex="normal"/>
    </style:style>
    <style:style style:name="T25" style:family="text">
      <style:text-properties style:text-position="0% 100%" style:font-name="TexMaths Symbols1" fo:font-size="16pt" fo:font-style="normal" style:text-underline-style="none" fo:font-weight="normal" style:font-name-asian="TexMaths Symbols1" style:font-size-asian="16pt" style:font-style-asian="normal" style:font-weight-asian="normal" style:font-name-complex="TexMaths Symbols1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54cm" svg:height="2.54cm" svg:x="16.557cm" svg:y="12.43cm">
          <text:p text:style-name="P1"><text:span text:style-name="T1">q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54cm" svg:height="2.54cm" svg:x="12.112cm" svg:y="12.43cm">
          <text:p text:style-name="P1"><text:span text:style-name="T1">q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54cm" svg:height="2.54cm" svg:x="2.905cm" svg:y="12.43cm">
          <text:p text:style-name="P1"><text:span text:style-name="T1">q</text:span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54cm" svg:height="2.54cm" svg:x="7.667cm" svg:y="12.43cm">
          <text:p text:style-name="P1"><text:span text:style-name="T1">q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 xml:id="id7" draw:id="id7">
          <draw:custom-shape draw:style-name="gr3" draw:text-style-name="P3" xml:id="id1" draw:id="id1" draw:layer="layout" svg:width="2.737cm" svg:height="2.738cm" draw:transform="skewX (0.0010471975511966) translate (24.815cm 16.69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2.454cm" svg:height="2.455cm" draw:transform="skewX (0.00122173047639603) translate (24.957cm 16.839cm)">
            <text:p text:style-name="P1"><text:span text:style-name="T1">q</text:span><text:span text:style-name="T2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4" draw:layer="layout" svg:x1="26.181cm" svg:y1="19.435cm" svg:x2="27.551cm" svg:y2="18.066cm" draw:start-shape="id1" draw:start-glue-point="8" draw:end-shape="id1" draw:end-glue-point="10" svg:d="M26181 19435v565h1934v-1934h-564" svg:viewBox="0 0 1935 1935">
            <text:p text:style-name="P3"><text:span text:style-name="T3"><text:s text:c="17"/></text:span><text:span text:style-name="T3"><text:s text:c="17"/></text:span><text:span text:style-name="T3">Σ </text:span></text:p>
          </draw:connector>
        </draw:g>
        <draw:connector draw:style-name="gr6" draw:text-style-name="P5" draw:layer="layout" svg:x1="10.207cm" svg:y1="13.7cm" svg:x2="12.112cm" svg:y2="13.7cm" draw:start-shape="id2" draw:start-glue-point="10" draw:end-shape="id3" draw:end-glue-point="6" svg:d="M10207 13700h1905" svg:viewBox="0 0 1906 1">
          <text:p text:style-name="P3"/>
          <text:p text:style-name="P3">1</text:p>
        </draw:connector>
        <draw:connector draw:style-name="gr7" draw:text-style-name="P5" draw:layer="layout" svg:x1="14.652cm" svg:y1="13.7cm" svg:x2="16.557cm" svg:y2="13.7cm" draw:start-shape="id3" draw:start-glue-point="10" draw:end-shape="id4" draw:end-glue-point="6" svg:d="M14652 13700h1905" svg:viewBox="0 0 1906 1">
          <text:p text:style-name="P3"/>
          <text:p text:style-name="P3">1</text:p>
        </draw:connector>
        <draw:connector draw:style-name="gr8" draw:text-style-name="P5" draw:layer="layout" svg:x1="19.097cm" svg:y1="13.7cm" svg:x2="21.32cm" svg:y2="13.7cm" draw:start-shape="id4" draw:start-glue-point="10" draw:end-shape="id5" draw:end-glue-point="6" svg:d="M19097 13700h2223" svg:viewBox="0 0 2224 1">
          <text:p text:style-name="P3"/>
          <text:p text:style-name="P3">1</text:p>
        </draw:connector>
        <draw:connector draw:style-name="gr9" draw:text-style-name="P5" draw:layer="layout" svg:x1="5.445cm" svg:y1="13.7cm" svg:x2="7.667cm" svg:y2="13.7cm" draw:start-shape="id6" draw:start-glue-point="10" draw:end-shape="id2" svg:d="M5445 13700h2222" svg:viewBox="0 0 2223 1">
          <text:p text:style-name="P3"/>
          <text:p text:style-name="P3">1</text:p>
        </draw:connector>
        <draw:connector draw:style-name="gr10" draw:text-style-name="P5" draw:layer="layout" svg:x1="0.989cm" svg:y1="13.698cm" svg:x2="2.905cm" svg:y2="13.7cm" draw:end-shape="id6" draw:end-glue-point="6" svg:d="M989 13698h708v2h1208" svg:viewBox="0 0 1917 3">
          <text:p text:style-name="P3"/>
          <text:p text:style-name="P3">START</text:p>
        </draw:connector>
        <draw:frame draw:style-name="gr11" draw:text-style-name="P6" draw:layer="layout" svg:width="15.692cm" svg:height="8.412cm" svg:x="1cm" svg:y="2.614cm">
          <draw:text-box>
            <text:p text:style-name="P6"><text:span text:style-name="T4">States</text:span></text:p>
            <text:p text:style-name="P6"><text:span text:style-name="T4"/></text:p>
            <text:p><text:span text:style-name="T5">Q=</text:span><text:span text:style-name="T6">{</text:span><text:span text:style-name="T5">q</text:span><text:span text:style-name="T7">0</text:span><text:span text:style-name="T8">, q</text:span><text:span text:style-name="T7">1</text:span><text:span text:style-name="T8">, q</text:span><text:span text:style-name="T7">2</text:span><text:span text:style-name="T8">, q</text:span><text:span text:style-name="T7">3</text:span><text:span text:style-name="T8">, q</text:span><text:span text:style-name="T7">4</text:span><text:span text:style-name="T8">, q</text:span><text:span text:style-name="T7">5</text:span><text:span text:style-name="T9">, q</text:span><text:span text:style-name="T10">6</text:span><text:span text:style-name="T9">, q</text:span><text:span text:style-name="T10">7</text:span><text:span text:style-name="T11">}</text:span></text:p>
            <text:p><text:span text:style-name="T12">F=</text:span><text:span text:style-name="T13">{</text:span><text:span text:style-name="T12">q</text:span><text:span text:style-name="T10">6</text:span><text:span text:style-name="T11">}</text:span></text:p>
            <text:p><text:span text:style-name="T4"/></text:p>
            <text:p><text:span text:style-name="T9">q</text:span><text:span text:style-name="T10">0</text:span><text:span text:style-name="T4"> : START STATE</text:span></text:p>
            <text:p><text:span text:style-name="T9">q</text:span><text:span text:style-name="T10">1</text:span><text:span text:style-name="T4"> : “y” is entered now (ignore case)</text:span></text:p>
            <text:p><text:span text:style-name="T12">q</text:span><text:span text:style-name="T10">2</text:span><text:span text:style-name="T4"> </text:span>: “open” is entered now (ignore case)</text:p>
            <text:p text:style-name="P6"><text:span text:style-name="T12">q</text:span><text:span text:style-name="T10">3</text:span><text:span text:style-name="T4"> </text:span>: “unlock” has been entered before (ignore case)</text:p>
            <text:p text:style-name="P6"><text:span text:style-name="T14">q</text:span><text:span text:style-name="T15">4</text:span><text:span text:style-name="T16"> </text:span><text:span text:style-name="T17">: “c” </text:span><text:span text:style-name="T18">has been</text:span> entered before (ignore case)</text:p>
            <text:p text:style-name="P6"><text:span text:style-name="T14">q</text:span><text:span text:style-name="T15">5</text:span><text:span text:style-name="T16"> </text:span><text:span text:style-name="T17">: “m” </text:span><text:span text:style-name="T18">has been</text:span> entered before (ignore case)</text:p>
            <text:p text:style-name="P6"><text:span text:style-name="T14">q</text:span><text:span text:style-name="T15">6</text:span><text:span text:style-name="T16"> </text:span><text:span text:style-name="T19">: “w” </text:span><text:span text:style-name="T14">∨</text:span><text:span text:style-name="T20"> “up” </text:span><text:span text:style-name="T14">∨</text:span><text:span text:style-name="T20"> “s” </text:span><text:span text:style-name="T14">∨</text:span><text:span text:style-name="T20"> “down” </text:span><text:span text:style-name="T14">∨</text:span><text:span text:style-name="T20"> “a” </text:span><text:span text:style-name="T14">∨</text:span><text:span text:style-name="T20"> “left” </text:span><text:span text:style-name="T14">∨</text:span><text:span text:style-name="T20"> “d” </text:span><text:span text:style-name="T14">∨</text:span><text:span text:style-name="T20"> “right”</text:span><text:span text:style-name="T17"><text:line-break/></text:span><text:span text:style-name="T17"> <text:s text:c="5"/></text:span><text:span text:style-name="T18">has been</text:span> entered before (ignore case)</text:p>
            <text:p text:style-name="P6"><text:span text:style-name="T9">q</text:span><text:span text:style-name="T10">7</text:span><text:span text:style-name="T4"> </text:span><text:span text:style-name="T21">: FAILED STATE</text:span></text:p>
          </draw:text-box>
        </draw:frame>
        <draw:frame draw:style-name="gr12" draw:layer="layout" svg:width="9.203cm" svg:height="1.843cm" svg:x="19.415cm" svg:y="6.459cm">
          <draw:text-box>
            <text:p>Language</text:p>
            <text:p><text:span text:style-name="T12">L(D)=</text:span><text:span text:style-name="T13">{</text:span><text:span text:style-name="T12">w ∈ </text:span><text:span text:style-name="T13">{</text:span><text:span text:style-name="T12">0,1</text:span><text:span text:style-name="T13">}</text:span><text:span text:style-name="T12"> | w </text:span><text:span text:style-name="T13"><text:s/>ends in </text:span><text:span text:style-name="T12"><text:s/>111111</text:span><text:span text:style-name="T13">}</text:span></text:p>
          </draw:text-box>
        </draw:frame>
        <draw:connector draw:style-name="gr13" draw:text-style-name="P5" draw:layer="layout" svg:x1="13.382cm" svg:y1="12.43cm" svg:x2="8.937cm" svg:y2="12.43cm" draw:start-shape="id3" draw:start-glue-point="4" draw:end-shape="id2" draw:end-glue-point="4" svg:d="M13382 12430v-501h-4445v501" svg:viewBox="0 0 4446 502">
          <text:p text:style-name="P3">0</text:p>
        </draw:connector>
        <draw:connector draw:style-name="gr14" draw:text-style-name="P5" draw:layer="layout" svg:x1="17.827cm" svg:y1="12.43cm" svg:x2="8.937cm" svg:y2="12.43cm" draw:start-shape="id4" draw:start-glue-point="4" draw:end-shape="id2" draw:end-glue-point="4" svg:d="M17827 12430v-501h-8890v501" svg:viewBox="0 0 8891 502">
          <text:p/>
        </draw:connector>
        <draw:connector draw:style-name="gr15" draw:text-style-name="P5" draw:layer="layout" svg:x1="9.835cm" svg:y1="14.598cm" svg:x2="8.039cm" svg:y2="14.598cm" draw:start-shape="id2" draw:start-glue-point="9" draw:end-shape="id2" draw:end-glue-point="7" svg:d="M9835 14598v874h-1796v-874" svg:viewBox="0 0 1797 875">
          <text:p text:style-name="P3"/>
          <text:p text:style-name="P3"/>
          <text:p text:style-name="P3"/>
          <text:p text:style-name="P3">0</text:p>
        </draw:connector>
        <draw:frame draw:style-name="gr16" draw:text-style-name="P7" draw:layer="layout" svg:width="8.718cm" svg:height="1.309cm" svg:x="10.491cm" svg:y="1cm">
          <draw:text-box>
            <text:p><text:span text:style-name="T12">D=(Q, Σ, δ, q</text:span><text:span text:style-name="T10">0</text:span><text:span text:style-name="T9">, F)</text:span><text:span text:style-name="T4"> </text:span></text:p>
          </draw:text-box>
        </draw:frame>
        <draw:frame draw:style-name="gr17" draw:text-style-name="P6" draw:layer="layout" svg:width="9.203cm" svg:height="1.587cm" svg:x="19.419cm" svg:y="2.587cm">
          <draw:text-box>
            <text:p text:style-name="P6"><text:span text:style-name="T22">Alphabet</text:span></text:p>
            <text:p text:style-name="P6"><text:span text:style-name="T12">Σ=</text:span><text:span text:style-name="T13">{</text:span><text:span text:style-name="T12">1, 0</text:span><text:span text:style-name="T13">}</text:span></text:p>
          </draw:text-box>
        </draw:frame>
        <draw:frame draw:style-name="gr18" draw:layer="layout" svg:width="9.203cm" svg:height="1.624cm" svg:x="19.415cm" svg:y="4.492cm">
          <draw:text-box>
            <text:p text:style-name="P6"><text:span text:style-name="T23">Transition function</text:span></text:p>
            <text:p text:style-name="P6"><text:span text:style-name="T12">δ</text:span><text:span text:style-name="T24"> </text:span><text:span text:style-name="T23">: transition function</text:span></text:p>
          </draw:text-box>
        </draw:frame>
        <draw:connector draw:style-name="gr19" draw:text-style-name="P5" draw:layer="layout" svg:x1="27.43cm" svg:y1="14.97cm" svg:x2="26.463cm" svg:y2="16.697cm" draw:end-shape="id7" draw:end-glue-point="0" svg:d="M27430 14970v582h-967v1145" svg:viewBox="0 0 968 1728">
          <text:p text:style-name="P3"/>
          <text:p text:style-name="P3">1</text:p>
        </draw:connector>
        <draw:custom-shape draw:style-name="gr1" draw:text-style-name="P2" xml:id="id8" draw:id="id8" draw:layer="layout" svg:width="2.54cm" svg:height="2.54cm" svg:x="26.16cm" svg:y="12.43cm">
          <text:p text:style-name="P1"><text:span text:style-name="T1">q</text:span><text:span text:style-name="T2">5</text:span><text:span text:style-name="T25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54cm" svg:height="2.54cm" svg:x="21.32cm" svg:y="12.43cm">
          <text:p text:style-name="P1"><text:span text:style-name="T1">q</text:span><text:span text:style-name="T2">4</text:span><text:span text:style-name="T25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5" draw:layer="layout" svg:x1="23.86cm" svg:y1="13.7cm" svg:x2="26.16cm" svg:y2="13.7cm" draw:start-shape="id5" draw:start-glue-point="10" draw:end-shape="id8" draw:end-glue-point="6" svg:d="M23860 13700h2300" svg:viewBox="0 0 2301 1">
          <text:p text:style-name="P3"/>
          <text:p text:style-name="P3">1</text:p>
        </draw:connector>
        <draw:connector draw:style-name="gr21" draw:text-style-name="P5" draw:layer="layout" svg:x1="22.59cm" svg:y1="12.43cm" svg:x2="8.937cm" svg:y2="12.43cm" draw:start-shape="id5" draw:start-glue-point="4" draw:end-shape="id2" draw:end-glue-point="4" svg:d="M22590 12430v-501h-13653v501" svg:viewBox="0 0 13654 502">
          <text:p/>
        </draw:connector>
        <draw:connector draw:style-name="gr22" draw:text-style-name="P5" draw:layer="layout" svg:x1="27.43cm" svg:y1="12.43cm" svg:x2="8.937cm" svg:y2="12.43cm" draw:start-shape="id8" draw:start-glue-point="4" draw:end-shape="id2" draw:end-glue-point="4" svg:d="M27430 12430v-501h-18493v501" svg:viewBox="0 0 18494 502">
          <text:p/>
        </draw:connector>
        <draw:custom-shape draw:style-name="gr1" draw:text-style-name="P2" xml:id="id9" draw:id="id9" draw:layer="layout" svg:width="2.54cm" svg:height="2.54cm" svg:x="2.905cm" svg:y="16.875cm">
          <text:p text:style-name="P1"><text:span text:style-name="T1">q</text:span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5" draw:layer="layout" svg:x1="4.175cm" svg:y1="19.415cm" svg:x2="5.445cm" svg:y2="18.145cm" draw:start-shape="id9" draw:start-glue-point="8" draw:end-shape="id9" draw:end-glue-point="10" svg:d="M4175 19415v502h1772v-1772h-502" svg:viewBox="0 0 1773 1773">
          <text:p text:style-name="P8"><text:span text:style-name="T3"><text:s text:c="32"/></text:span><text:span text:style-name="T3">Σ </text:span></text:p>
        </draw:connector>
        <draw:connector draw:style-name="gr24" draw:text-style-name="P5" draw:layer="layout" svg:x1="4.175cm" svg:y1="14.97cm" svg:x2="4.175cm" svg:y2="16.875cm" draw:start-shape="id6" draw:start-glue-point="8" draw:end-shape="id9" draw:end-glue-point="4" svg:d="M4175 14970v1905" svg:viewBox="0 0 1 1906">
          <text:p text:style-name="P3"><text:s text:c="3"/>0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Cantarell1" svg:font-family="Cantarell" style:font-family-generic="swiss" style:font-pitch="variable"/>
    <style:font-face style:name="Cantarell2" svg:font-family="Cantarel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wiss" style:font-pitch="variable"/>
    <style:font-face style:name="Noto Sans2" svg:font-family="'Noto Sans'" style:font-pitch="variable"/>
    <style:font-face style:name="Noto Sans3" svg:font-family="'Noto Sans'" style:font-family-generic="system" style:font-pitch="variable"/>
    <style:font-face style:name="TexMaths Roman" svg:font-family="'TexMaths Roman'" style:font-pitch="variable"/>
    <style:font-face style:name="TexMaths Roman1" svg:font-family="'TexMaths Roman'"/>
    <style:font-face style:name="TexMaths Symbols" svg:font-family="'TexMaths Symbols'" style:font-pitch="variable"/>
    <style:font-face style:name="TexMaths Symbols1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8" draw:display-name="Arrowheads 28" svg:viewBox="0 0 20 20" svg:d="M0 20l10-20 10 20z"/>
    <draw:marker draw:name="Arrowheads_20_30" draw:display-name="Arrowheads 30" svg:viewBox="0 0 20 20" svg:d="M0 20l10-20 10 20z"/>
    <draw:marker draw:name="Arrowheads_20_32" draw:display-name="Arrowheads 32" svg:viewBox="0 0 20 20" svg:d="M0 20l10-20 10 20z"/>
    <draw:marker draw:name="Arrowheads_20_36" draw:display-name="Arrowheads 36" svg:viewBox="0 0 20 20" svg:d="M0 20l10-20 10 20z"/>
    <draw:marker draw:name="Arrowheads_20_38" draw:display-name="Arrowheads 38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5" draw:display-name="Arrowheads 45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5983b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Noto Sans3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32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fo:font-size="14pt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opold Meinel</meta:initial-creator>
    <meta:creation-date>2023-09-20T18:17:40.160721466</meta:creation-date>
    <meta:generator>LibreOffice/7.5.6.2$Linux_X86_64 LibreOffice_project/50$Build-2</meta:generator>
    <dc:date>2023-09-21T17:28:43.159624679</dc:date>
    <dc:creator>Leopold Meinel</dc:creator>
    <meta:editing-duration>PT3H53M35S</meta:editing-duration>
    <meta:editing-cycles>34</meta:editing-cycles>
    <meta:document-statistic meta:object-count="30"/>
  </office:meta>
</office:document-meta>
</file>